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case-sensitive="false" table:automatic-find-labels="false"/>
      <table:table table:name="Лист1" table:style-name="ta1" table:print="false"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спальня</text:p>
          </table:table-cell>
          <table:table-cell office:value-type="string">
            <text:p>кровать</text:p>
          </table:table-cell>
          <table:table-cell office:value-type="string">
            <text:p>ванная комната</text:p>
          </table:table-cell>
          <table:table-cell/>
          <table:table-cell office:value-type="float" office:value="1">
            <text:p>1</text:p>
          </table:table-cell>
          <table:table-cell office:value-type="string">
            <text:p>спальня</text:p>
          </table:table-cell>
          <table:table-cell office:value-type="string">
            <text:p>кровать</text:p>
          </table:table-cell>
          <table:table-cell office:value-type="string">
            <text:p>ванная комната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спальни</text:p>
          </table:table-cell>
          <table:table-cell office:value-type="string">
            <text:p>кровати</text:p>
          </table:table-cell>
          <table:table-cell office:value-type="string">
            <text:p>ванные комнаты</text:p>
          </table:table-cell>
          <table:table-cell/>
          <table:table-cell office:value-type="string">
            <text:p>2-4</text:p>
          </table:table-cell>
          <table:table-cell office:value-type="string">
            <text:p>спальни</text:p>
          </table:table-cell>
          <table:table-cell office:value-type="string">
            <text:p>кровати</text:p>
          </table:table-cell>
          <table:table-cell office:value-type="string">
            <text:p>ванные комнаты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пальни</text:p>
          </table:table-cell>
          <table:table-cell office:value-type="string">
            <text:p>кровати</text:p>
          </table:table-cell>
          <table:table-cell office:value-type="string">
            <text:p>ванные комнаты</text:p>
          </table:table-cell>
          <table:table-cell/>
          <table:table-cell office:value-type="string">
            <text:p>5-20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спальни</text:p>
          </table:table-cell>
          <table:table-cell office:value-type="string">
            <text:p>кровати</text:p>
          </table:table-cell>
          <table:table-cell office:value-type="string">
            <text:p>ванные комнаты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пален</text:p>
          </table:table-cell>
          <table:table-cell office:value-type="string">
            <text:p>кроватей</text:p>
          </table:table-cell>
          <table:table-cell office:value-type="string">
            <text:p>ванных комнат</text:p>
          </table:table-cell>
          <table:table-cell table:number-columns-repeated="5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12.12.2019</text:date>, <text:time>16:43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аталия Аншакова</meta:initial-creator>
    <meta:creation-date>2019-12-12T16:22:37.02</meta:creation-date>
    <dc:date>2019-12-12T16:43:24.55</dc:date>
    <dc:creator>Наталия Аншакова</dc:creator>
    <meta:editing-duration>PT21M31S</meta:editing-duration>
    <meta:editing-cycles>2</meta:editing-cycles>
    <meta:generator>OpenOffice/4.1.6$Win32 OpenOffice.org_project/416m1$Build-9790</meta:generator>
    <meta:document-statistic meta:table-count="3" meta:cell-count="92" meta:object-count="0"/>
  </office:meta>
</office:document-meta>
</file>